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9468a3" officeooo:paragraph-rsid="009468a3"/>
    </style:style>
    <style:style style:name="P2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fo:font-weight="bold" officeooo:rsid="009468a3" officeooo:paragraph-rsid="009468a3" style:font-weight-asian="bold" style:font-weight-complex="bold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9468a3" officeooo:paragraph-rsid="009468a3"/>
    </style:style>
    <style:style style:name="T1" style:family="text">
      <style:text-properties officeooo:rsid="0095462a"/>
    </style:style>
    <style:style style:name="T2" style:family="text">
      <style:text-properties officeooo:rsid="00963f41"/>
    </style:style>
    <style:style style:name="T3" style:family="text">
      <style:text-properties officeooo:rsid="0096c2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Week Passes</text:p>
      <text:p text:style-name="P1"><text:s text:c="5"/>And you don’t hear a peep from Melissa. You think she’s just embarrassed over the whole thing with her ex. But you’re not sure.</text:p>
      <text:p text:style-name="P1"><text:s text:c="5"/><text:span text:style-name="T1">Riding past her house you notice her motorcycle isn’t there. </text:span><text:span text:style-name="T2">Where she is? You’re not sure. </text:span><text:span text:style-name="T3">Do you ever miss someone important to you and you don’t know what to do about it? That’s how you feel right now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0-22T16:39:00</meta:creation-date>
    <meta:initial-creator>kyle</meta:initial-creator>
    <dc:language>en-US</dc:language>
    <dc:date>2022-09-03T00:21:28.633000000</dc:date>
    <meta:editing-cycles>138</meta:editing-cycles>
    <meta:editing-duration>PT3H44M43S</meta:editing-duration>
    <meta:generator>LibreOffice/7.4.0.3$Windows_X86_64 LibreOffice_project/f85e47c08ddd19c015c0114a68350214f7066f5a</meta:generator>
    <meta:document-statistic meta:table-count="0" meta:image-count="0" meta:object-count="0" meta:page-count="1" meta:paragraph-count="3" meta:word-count="66" meta:character-count="354" meta:non-whitespace-character-count="281"/>
    <meta:template xlink:type="simple" xlink:actuate="onRequest" xlink:title="Normal.dotm" xlink:href=""/>
  </office:meta>
</office:document-meta>
</file>